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25-01-02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24-01-2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23-01-10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21-12-30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20-12-28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20-01-08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19-01-10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18-01-0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17-01-04 19:46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16-01-12 16:16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15-01-05 20:0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14-01-23 18:23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13-01-08 20:27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11-01-04 15:4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09-12-29 20:39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09-01-07 16:42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08-01-10 20:30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435097365301</text:p>
          </table:table-cell>
          <table:table-cell office:value-type="string" calcext:value-type="string">
            <text:p>2007-01-09 21:25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1" meta:object-count="0"/>
    <meta:user-defined meta:name="AppVersion">3.0</meta:user-defined>
  </office:meta>
</office:document-meta>
</file>